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paragraph-properties fo:line-height="115%"/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P6" style:parent-style-name="Standard" style:family="paragraph">
      <style:paragraph-properties fo:line-height="115%"/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P8" style:parent-style-name="Standard" style:family="paragraph">
      <style:paragraph-properties fo:line-height="115%"/>
      <style:text-properties fo:language="en" fo:country="US"/>
    </style:style>
    <style:style style:name="T9" style:parent-style-name="Absatz-Standardschriftart" style:family="text">
      <style:text-properties fo:language="en" fo:country="US"/>
    </style:style>
    <style:style style:name="P10" style:parent-style-name="Standard" style:family="paragraph">
      <style:paragraph-properties fo:line-height="115%"/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paragraph-properties fo:text-align="justify"/>
      <style:text-properties fo:language="en" fo:country="US"/>
    </style:style>
    <style:style style:name="P18" style:parent-style-name="Standard" style:family="paragraph">
      <style:paragraph-properties fo:text-align="justify"/>
      <style:text-properties fo:language="en" fo:country="US"/>
    </style:style>
    <style:style style:name="P19" style:parent-style-name="Standard" style:family="paragraph">
      <style:paragraph-properties fo:text-align="justify"/>
      <style:text-properties fo:language="en" fo:country="US"/>
    </style:style>
    <style:style style:name="P20" style:parent-style-name="Standard" style:family="paragraph">
      <style:paragraph-properties fo:text-align="justify"/>
      <style:text-properties fo:language="en" fo:country="US"/>
    </style:style>
    <style:style style:name="P21" style:parent-style-name="Standard" style:family="paragraph">
      <style:paragraph-properties fo:text-align="justify"/>
      <style:text-properties fo:language="en" fo:country="US"/>
    </style:style>
    <style:style style:name="P22" style:parent-style-name="Standard" style:family="paragraph">
      <style:paragraph-properties fo:text-align="justify"/>
      <style:text-properties fo:language="en" fo:country="US"/>
    </style:style>
    <style:style style:name="P23" style:parent-style-name="Standard" style:family="paragraph">
      <style:paragraph-properties fo:text-align="justify"/>
      <style:text-properties fo:language="en" fo:country="US"/>
    </style:style>
    <style:style style:name="P24" style:parent-style-name="Standard" style:family="paragraph">
      <style:paragraph-properties fo:text-align="justify"/>
      <style:text-properties fo:language="en" fo:country="US"/>
    </style:style>
    <style:style style:name="P25" style:parent-style-name="Standard" style:family="paragraph">
      <style:paragraph-properties fo:text-align="justify"/>
      <style:text-properties fo:language="en" fo:country="US"/>
    </style:style>
    <style:style style:name="P26" style:parent-style-name="Standard" style:family="paragraph">
      <style:paragraph-properties fo:text-align="justify"/>
      <style:text-properties fo:language="en" fo:country="US"/>
    </style:style>
    <style:style style:name="P27" style:parent-style-name="Standard" style:family="paragraph">
      <style:paragraph-properties fo:text-align="justify"/>
      <style:text-properties fo:language="en" fo:country="US"/>
    </style:style>
    <style:style style:name="P28" style:parent-style-name="Standard" style:family="paragraph">
      <style:paragraph-properties fo:text-align="justify"/>
      <style:text-properties fo:language="en" fo:country="US"/>
    </style:style>
    <style:style style:name="P29" style:parent-style-name="Standard" style:family="paragraph">
      <style:paragraph-properties fo:text-align="justify"/>
      <style:text-properties fo:language="en" fo:country="US"/>
    </style:style>
    <style:style style:name="P30" style:parent-style-name="Standard" style:family="paragraph">
      <style:paragraph-properties fo:text-align="justify"/>
      <style:text-properties fo:language="en" fo:country="US"/>
    </style:style>
    <style:style style:name="P31" style:parent-style-name="Standard" style:family="paragraph">
      <style:paragraph-properties fo:text-align="justify"/>
      <style:text-properties fo:language="en" fo:country="US"/>
    </style:style>
    <style:style style:name="P32" style:parent-style-name="Standard" style:family="paragraph">
      <style:paragraph-properties fo:text-align="justify"/>
      <style:text-properties fo:language="en" fo:country="US"/>
    </style:style>
    <style:style style:name="P33" style:parent-style-name="Standard" style:family="paragraph">
      <style:paragraph-properties fo:text-align="justify"/>
      <style:text-properties fo:language="en" fo:country="US"/>
    </style:style>
    <style:style style:name="P34" style:parent-style-name="Standard" style:family="paragraph">
      <style:paragraph-properties fo:break-before="page"/>
      <style:text-properties fo:language="en" fo:country="US"/>
    </style:style>
    <style:style style:name="T35" style:parent-style-name="Absatz-Standardschriftart" style:family="text">
      <style:text-properties fo:language="en" fo:country="US"/>
    </style:style>
    <style:style style:name="T36" style:parent-style-name="Absatz-Standardschriftart" style:family="text">
      <style:text-properties fo:color="#00A933" fo:language="en" fo:country="US"/>
    </style:style>
    <style:style style:name="T37" style:parent-style-name="Absatz-Standardschriftart" style:family="text">
      <style:text-properties fo:language="en" fo:country="US"/>
    </style:style>
    <style:style style:name="T38" style:parent-style-name="Absatz-Standardschriftart" style:family="text">
      <style:text-properties fo:color="#729FCF" fo:language="en" fo:country="US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color="#729FCF" fo:language="en" fo:country="US"/>
    </style:style>
    <style:style style:name="T41" style:parent-style-name="Absatz-Standardschriftart" style:family="text">
      <style:text-properties fo:language="en" fo:country="US"/>
    </style:style>
    <style:style style:name="T42" style:parent-style-name="Absatz-Standardschriftart" style:family="text">
      <style:text-properties fo:color="#729FCF" fo:language="en" fo:country="US"/>
    </style:style>
    <style:style style:name="T43" style:parent-style-name="Absatz-Standardschriftart" style:family="text">
      <style:text-properties fo:language="en" fo:country="US"/>
    </style:style>
    <style:style style:name="T44" style:parent-style-name="Absatz-Standardschriftart" style:family="text">
      <style:text-properties fo:color="#00A933" fo:language="en" fo:country="US"/>
    </style:style>
    <style:style style:name="T45" style:parent-style-name="Absatz-Standardschriftart" style:family="text">
      <style:text-properties fo:language="en" fo:country="US"/>
    </style:style>
    <style:style style:name="T46" style:parent-style-name="Absatz-Standardschriftart" style:family="text">
      <style:text-properties fo:color="#729FCF" fo:language="en" fo:country="US"/>
    </style:style>
    <style:style style:name="T47" style:parent-style-name="Absatz-Standardschriftart" style:family="text">
      <style:text-properties fo:language="en" fo:country="US"/>
    </style:style>
    <style:style style:name="T48" style:parent-style-name="Absatz-Standardschriftart" style:family="text">
      <style:text-properties fo:color="#00A933" fo:language="en" fo:country="US"/>
    </style:style>
    <style:style style:name="T49" style:parent-style-name="Absatz-Standardschriftart" style:family="text">
      <style:text-properties fo:language="en" fo:country="US"/>
    </style:style>
    <style:style style:name="T50" style:parent-style-name="Absatz-Standardschriftart" style:family="text">
      <style:text-properties fo:color="#729FCF" fo:language="en" fo:country="US"/>
    </style:style>
    <style:style style:name="T51" style:parent-style-name="Absatz-Standardschriftart" style:family="text">
      <style:text-properties fo:language="en" fo:country="US"/>
    </style:style>
    <style:style style:name="T52" style:parent-style-name="Absatz-Standardschriftart" style:family="text">
      <style:text-properties fo:color="#00A933" fo:language="en" fo:country="US"/>
    </style:style>
    <style:style style:name="T53" style:parent-style-name="Absatz-Standardschriftart" style:family="text">
      <style:text-properties fo:language="en" fo:country="US"/>
    </style:style>
    <style:style style:name="T54" style:parent-style-name="Absatz-Standardschriftart" style:family="text">
      <style:text-properties fo:language="en" fo:country="US"/>
    </style:style>
    <style:style style:name="T55" style:parent-style-name="Absatz-Standardschriftart" style:family="text">
      <style:text-properties fo:color="#00A933" fo:language="en" fo:country="US"/>
    </style:style>
    <style:style style:name="T56" style:parent-style-name="Absatz-Standardschriftart" style:family="text">
      <style:text-properties fo:color="#729FCF" fo:language="en" fo:country="US"/>
    </style:style>
    <style:style style:name="T57" style:parent-style-name="Absatz-Standardschriftart" style:family="text">
      <style:text-properties fo:language="en" fo:country="US"/>
    </style:style>
    <style:style style:name="T58" style:parent-style-name="Absatz-Standardschriftart" style:family="text">
      <style:text-properties fo:color="#00A933" fo:language="en" fo:country="US"/>
    </style:style>
    <style:style style:name="T59" style:parent-style-name="Absatz-Standardschriftart" style:family="text">
      <style:text-properties fo:language="en" fo:country="US"/>
    </style:style>
    <style:style style:name="T60" style:parent-style-name="Absatz-Standardschriftart" style:family="text">
      <style:text-properties fo:language="en" fo:country="US"/>
    </style:style>
    <style:style style:name="T61" style:parent-style-name="Absatz-Standardschriftart" style:family="text">
      <style:text-properties fo:color="#00A933" fo:language="en" fo:country="US"/>
    </style:style>
    <style:style style:name="T62" style:parent-style-name="Absatz-Standardschriftart" style:family="text">
      <style:text-properties fo:language="en" fo:country="US"/>
    </style:style>
    <style:style style:name="T63" style:parent-style-name="Absatz-Standardschriftart" style:family="text">
      <style:text-properties fo:color="#729FCF"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T66" style:parent-style-name="Absatz-Standardschriftart" style:family="text">
      <style:text-properties fo:language="en" fo:country="US"/>
    </style:style>
    <style:style style:name="T67" style:parent-style-name="Absatz-Standardschriftart" style:family="text">
      <style:text-properties fo:color="#00A933" fo:language="en" fo:country="US"/>
    </style:style>
    <style:style style:name="T68" style:parent-style-name="Absatz-Standardschriftart" style:family="text">
      <style:text-properties fo:color="#729FCF" fo:language="en" fo:country="US"/>
    </style:style>
    <style:style style:name="T69" style:parent-style-name="Absatz-Standardschriftart" style:family="text">
      <style:text-properties fo:color="#00A933" fo:language="en" fo:country="US"/>
    </style:style>
    <style:style style:name="T70" style:parent-style-name="Absatz-Standardschriftart" style:family="text">
      <style:text-properties fo:color="#C9211E" fo:language="en" fo:country="US"/>
    </style:style>
    <style:style style:name="T71" style:parent-style-name="Absatz-Standardschriftart" style:family="text">
      <style:text-properties fo:color="#00A933" fo:language="en" fo:country="US"/>
    </style:style>
    <style:style style:name="T72" style:parent-style-name="Absatz-Standardschriftart" style:family="text">
      <style:text-properties fo:language="en" fo:country="US"/>
    </style:style>
    <style:style style:name="T73" style:parent-style-name="Absatz-Standardschriftart" style:family="text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T76" style:parent-style-name="Absatz-Standardschriftart" style:family="text">
      <style:text-properties fo:language="en" fo:country="US"/>
    </style:style>
    <style:style style:name="T77" style:parent-style-name="Absatz-Standardschriftart" style:family="text">
      <style:text-properties fo:color="#00A933" fo:language="en" fo:country="US"/>
    </style:style>
    <style:style style:name="T78" style:parent-style-name="Absatz-Standardschriftart" style:family="text">
      <style:text-properties fo:color="#729FCF" fo:language="en" fo:country="US"/>
    </style:style>
    <style:style style:name="T79" style:parent-style-name="Absatz-Standardschriftart" style:family="text">
      <style:text-properties fo:color="#00A933" fo:language="en" fo:country="US"/>
    </style:style>
    <style:style style:name="T80" style:parent-style-name="Absatz-Standardschriftart" style:family="text">
      <style:text-properties fo:color="#C9211E" fo:language="en" fo:country="US"/>
    </style:style>
    <style:style style:name="T81" style:parent-style-name="Absatz-Standardschriftart" style:family="text">
      <style:text-properties fo:color="#00A933" fo:language="en" fo:country="US"/>
    </style:style>
    <style:style style:name="T82" style:parent-style-name="Absatz-Standardschriftart" style:family="text">
      <style:text-properties fo:language="en" fo:country="US"/>
    </style:style>
    <style:style style:name="T83" style:parent-style-name="Absatz-Standardschriftart" style:family="text">
      <style:text-properties fo:language="en" fo:country="US"/>
    </style:style>
    <style:style style:name="P84" style:parent-style-name="Standard" style:family="paragraph">
      <style:text-properties fo:color="#C9211E" fo:language="en" fo:country="US"/>
    </style:style>
    <style:style style:name="P85" style:parent-style-name="Standard" style:family="paragraph">
      <style:text-properties fo:color="#C9211E" fo:language="en" fo:country="US"/>
    </style:style>
    <style:style style:name="P86" style:parent-style-name="Standard" style:family="paragraph">
      <style:text-properties fo:language="en" fo:country="US"/>
    </style:style>
    <style:style style:name="T87" style:parent-style-name="Absatz-Standardschriftart" style:family="text">
      <style:text-properties fo:language="en" fo:country="US"/>
    </style:style>
    <style:style style:name="T88" style:parent-style-name="Absatz-Standardschriftart" style:family="text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T94" style:parent-style-name="Absatz-Standardschriftart" style:family="text">
      <style:text-properties fo:language="en" fo:country="US"/>
    </style:style>
    <style:style style:name="T95" style:parent-style-name="Absatz-Standardschriftart" style:family="text">
      <style:text-properties fo:color="#00A933" fo:language="en" fo:country="US"/>
    </style:style>
    <style:style style:name="T96" style:parent-style-name="Absatz-Standardschriftart" style:family="text">
      <style:text-properties fo:language="en" fo:country="US"/>
    </style:style>
    <style:style style:name="T97" style:parent-style-name="Absatz-Standardschriftart" style:family="text">
      <style:text-properties fo:color="#C9211E" fo:language="en" fo:country="US"/>
    </style:style>
    <style:style style:name="T98" style:parent-style-name="Absatz-Standardschriftart" style:family="text">
      <style:text-properties fo:language="en" fo:country="US"/>
    </style:style>
    <style:style style:name="T99" style:parent-style-name="Absatz-Standardschriftart" style:family="text">
      <style:text-properties fo:language="en" fo:country="US"/>
    </style:style>
    <style:style style:name="T100" style:parent-style-name="Absatz-Standardschriftart" style:family="text">
      <style:text-properties fo:color="#C9211E"/>
    </style:style>
  </office:automatic-styles>
  <office:body>
    <office:text text:use-soft-page-breaks="true">
      <text:p text:style-name="P1">Klausur 17</text:p>
      <text:p text:style-name="P2">Task1:</text:p>
      <text:p text:style-name="P3"/>
      <text:p text:style-name="P4">- The successor of each natural square number is a natural number:</text:p>
      <text:p text:style-name="Standard"><text:span text:style-name="T5"><text:tab/></text:span>quadrahtzahl(x)^nat(x) -&gt; nat(x+1)</text:p>
      <text:p text:style-name="Standard"/>
      <text:p text:style-name="P6">- The result of dividing an even natural number by 2 is a natural number</text:p>
      <text:p text:style-name="Standard"><text:span text:style-name="T7"><text:tab/></text:span>gerade(x)^nat(x) -&gt;nat(x/2)</text:p>
      <text:p text:style-name="Standard"/>
      <text:p text:style-name="P8">- Each<text:s/>natural square number is not negative</text:p>
      <text:p text:style-name="Standard"><text:span text:style-name="T9"><text:tab/></text:span>nat(x)^quadrahtzahl(x) -&gt; !negativ(x)</text:p>
      <text:p text:style-name="Standard"><text:tab/></text:p>
      <text:p text:style-name="P10">- The sum of the predecessor and the successor of a prime number is even</text:p>
      <text:p text:style-name="P11"><text:tab/>primzahl(x) -&gt; even(x-1+x+1)</text:p>
      <text:p text:style-name="P12"><text:tab/></text:p>
      <text:p text:style-name="P13"><text:tab/></text:p>
      <text:p text:style-name="P14">Task3:</text:p>
      <text:p text:style-name="P15">X = {R V<text:s/>S -&gt; ¬Q, ¬R -&gt; P ^ ¬S, (¬Q &lt;-&gt; S) ^ ¬R}</text:p>
      <text:p text:style-name="P16"><text:tab/>¬R<text:s/>v<text:s/>¬S v ¬Q, R v P ^ ¬S, ((¬Q ^ S) v (Q ^ ¬S)) ¬R</text:p>
      <text:p text:style-name="P17"/>
      <text:p text:style-name="P18"><text:tab/>¬R – P - ¬S – Q</text:p>
      <text:p text:style-name="P19">Y = {(R -&gt; S) v ¬Q -&gt; P, Q &lt;-&gt; ¬S, R -&gt; ¬P ^ Q}</text:p>
      <text:p text:style-name="P20"><text:tab/>R v ¬S v Q v P, (Q ^ ¬S) v (¬Q ^ S), ¬R v (¬P ^ Q)</text:p>
      <text:p text:style-name="P21"/>
      <text:p text:style-name="P22">Q - ¬S - ¬P - R</text:p>
      <text:p text:style-name="P23"><text:tab/><text:s text:c="8"/>- ¬R</text:p>
      <text:p text:style-name="P24">¬Q – S - ¬R<text:s/>– P</text:p>
      <text:p text:style-name="P25"/>
      <text:p text:style-name="P26">Z = {Q ^ ¬R -&gt; P, R v (¬S ^ P ^ Q), P v ¬S -&gt; Q}</text:p>
      <text:p text:style-name="P27"><text:tab/>(¬Q ^ R) v P, R v (¬S ^ P ^ Q), ¬P v S v Q</text:p>
      <text:p text:style-name="P28"/>
      <text:p text:style-name="P29">Q</text:p>
      <text:p text:style-name="P30">S ¬Q</text:p>
      <text:p text:style-name="P31">P ¬S Q</text:p>
      <text:p text:style-name="P32">R ¬P ¬Q S</text:p>
      <text:p text:style-name="P33">¬R P Q ¬S</text:p>
      <text:p text:style-name="P34">Task2:</text:p>
      <text:p text:style-name="Standard"><text:span text:style-name="T35">function f(</text:span><text:span text:style-name="T36">s1</text:span><text:span text:style-name="T37">,</text:span><text:span text:style-name="T38">s2</text:span><text:span text:style-name="T39">) -&gt;<text:s/></text:span><text:span text:style-name="T40">s2</text:span></text:p>
      <text:p text:style-name="Standard"><text:span text:style-name="T41">function g(</text:span><text:span text:style-name="T42">s2</text:span><text:span text:style-name="T43">,</text:span><text:span text:style-name="T44">s1</text:span><text:span text:style-name="T45">,</text:span><text:span text:style-name="T46">s2</text:span><text:span text:style-name="T47">) -&gt;<text:s/></text:span><text:span text:style-name="T48">s1</text:span></text:p>
      <text:p text:style-name="Standard"><text:span text:style-name="T49">predicate P(</text:span><text:span text:style-name="T50">s2</text:span><text:span text:style-name="T51">,</text:span><text:span text:style-name="T52">s1</text:span><text:span text:style-name="T53">)</text:span></text:p>
      <text:p text:style-name="Standard"><text:span text:style-name="T54">predicate Q(</text:span><text:span text:style-name="T55">s1,</text:span><text:span text:style-name="T56">s2</text:span><text:span text:style-name="T57">,</text:span><text:span text:style-name="T58">s1</text:span><text:span text:style-name="T59">)</text:span></text:p>
      <text:p text:style-name="Standard"><text:span text:style-name="T60">s1:</text:span><text:span text:style-name="T61"><text:s/>x,y,z</text:span></text:p>
      <text:p text:style-name="Standard"><text:span text:style-name="T62">s2:<text:s/></text:span><text:span text:style-name="T63">a,b,c</text:span></text:p>
      <text:p text:style-name="P64"/>
      <text:p text:style-name="P65">a)</text:p>
      <text:p text:style-name="Standard"><text:span text:style-name="T66">Q(x, f(g(f(y, a), z, b), f(</text:span><text:span text:style-name="T67">g(</text:span><text:span text:style-name="T68">b,</text:span><text:span text:style-name="T69"><text:s/>g(c, x, f(y, a))</text:span><text:span text:style-name="T70">3.Parameter</text:span><text:span text:style-name="T71">)</text:span><text:span text:style-name="T72">, a)), y)<text:s/></text:span><text:span text:style-name="T73"><text:s/>¬P(f(g(c, z, f(g(f(z, c), y, b), a)), b), g( a, g(b, y, b), c))</text:span></text:p>
      <text:p text:style-name="P74"/>
      <text:p text:style-name="P75">b)</text:p>
      <text:p text:style-name="Standard"><text:span text:style-name="T76">Q(</text:span><text:span text:style-name="T77">g(</text:span><text:span text:style-name="T78">a</text:span><text:span text:style-name="T79">,<text:s/></text:span><text:span text:style-name="T80">f(g(a, x, b), f(x, c))</text:span><text:span text:style-name="T81">, c)</text:span><text:span text:style-name="T82">, f(y, a), y)<text:s/></text:span><text:span text:style-name="T83"><text:s/>P(f(g(f(x, b), g(a, x, a), f(z, f(x, b))), f(g(b, z, f(y, b)), a)), y)</text:span></text:p>
      <text:p text:style-name="P84">Parameter ist vom typ s2 statt s1</text:p>
      <text:p text:style-name="P85"/>
      <text:p text:style-name="P86">c)</text:p>
      <text:p text:style-name="Standard"><text:span text:style-name="T87">Q(g(f(x, a), g(a, x, f(y, b)), f(g(c, z, a), b)), f(x, f(y, f(x, a))), g(a, y, b))<text:s/></text:span><text:span text:style-name="T88"><text:s/>P(f(g(a, g(b, z, c), f(x, a)), b), x)</text:span></text:p>
      <text:p text:style-name="P89"/>
      <text:p text:style-name="P90">d)</text:p>
      <text:p text:style-name="P91">Q(g(f(x, f(y, c)), g(b, g(f(y, a), x, f(x, f(y, b))), f(g(a, x, b), c)), b), a, g(f(z, c), g(f(z, a), y, b), f(g(c,<text:s/>x, b), b)))</text:p>
      <text:p text:style-name="P92"/>
      <text:p text:style-name="P93">e)</text:p>
      <text:p text:style-name="Standard"><text:span text:style-name="T94">Q(</text:span><text:span text:style-name="T95">g(a, z, f(y, b))</text:span><text:span text:style-name="T96">,<text:s/></text:span><text:span text:style-name="T97">g(f(z, f(y, b)), g(a, y, f(x, b)), f(g(f(g(c, x, a), b), x, a), f(z, c)))</text:span><text:span text:style-name="T98">, z)<text:s/></text:span><text:span text:style-name="T99"><text:s/>P(f(y, a), g(b, y, c))</text:span></text:p>
      <text:p text:style-name="Standard"><text:span text:style-name="T100">g = s1 → falsch weil 2.Parameter von q soll s2 sein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lentin Richter</dc:creator>
    <meta:creation-date>2022-03-09T21:00:00Z</meta:creation-date>
    <dc:date>2022-03-10T16:23:00Z</dc:date>
    <meta:template xlink:href="Normal.dotm" xlink:type="simple"/>
    <meta:editing-cycles>4</meta:editing-cycles>
    <meta:editing-duration>PT0S</meta:editing-duration>
    <meta:document-statistic meta:page-count="1" meta:paragraph-count="3" meta:word-count="229" meta:character-count="1674" meta:row-count="12" meta:non-whitespace-character-count="1448"/>
  </office:meta>
</office:document-meta>
</file>